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9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1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1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8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3.34011667345001E-05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20:19:47.136322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04T20:24:26.809076599</dc:date>
    <meta:editing-duration>PT18H48M29S</meta:editing-duration>
    <meta:editing-cycles>112</meta:editing-cycles>
    <meta:generator>LibreOffice/7.0.4.2$Linux_X86_64 LibreOffice_project/00$Build-2</meta:generator>
    <meta:document-statistic meta:table-count="1" meta:cell-count="2171" meta:object-count="0"/>
  </office:meta>
</office:document-meta>
</file>